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a xlink:href="http://goo.gl/forms/mhX4DtWFVQ" xlink:type="simple">http://goo.gl/forms/mhX4DtWFVQ</text:a></text:p>
            <text:p>http://goo.gl/forms/tdVLqz2L5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09:04:03.135869401</meta:creation-date>
    <dc:date>2016-03-10T09:05:10.569063643</dc:date>
    <meta:editing-duration>PT1M7S</meta:editing-duration>
    <meta:editing-cycles>1</meta:editing-cycles>
    <meta:document-statistic meta:object-count="25"/>
    <meta:generator>LibreOffice/5.0.2.2$Linux_X86_64 LibreOffice_project/00m0$Build-2</meta:generator>
  </office:meta>
</office:document-meta>
</file>